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57603"/>
    </style:style>
    <style:style style:name="P2" style:family="paragraph" style:parent-style-name="Standard">
      <style:paragraph-properties fo:text-align="justify" style:justify-single-word="false"/>
      <style:text-properties officeooo:paragraph-rsid="00073616"/>
    </style:style>
    <style:style style:name="P3" style:family="paragraph" style:parent-style-name="Standard">
      <style:paragraph-properties fo:text-align="justify" style:justify-single-word="false"/>
      <style:text-properties officeooo:rsid="000376e0" officeooo:paragraph-rsid="000376e0"/>
    </style:style>
    <style:style style:name="P4" style:family="paragraph" style:parent-style-name="Standard">
      <style:paragraph-properties fo:text-align="justify" style:justify-single-word="false"/>
      <style:text-properties officeooo:rsid="00057603" officeooo:paragraph-rsid="00057603"/>
    </style:style>
    <style:style style:name="P5" style:family="paragraph" style:parent-style-name="Standard">
      <style:paragraph-properties fo:text-align="justify" style:justify-single-word="false"/>
      <style:text-properties style:font-name="Times New Roman" fo:font-size="12pt" officeooo:paragraph-rsid="000376e0" style:font-size-asian="12pt" style:font-size-complex="12pt"/>
    </style:style>
    <style:style style:name="P6" style:family="paragraph" style:parent-style-name="Standard">
      <style:paragraph-properties fo:text-align="start" style:justify-single-word="false"/>
      <style:text-properties style:font-name="Times New Roman" fo:font-size="12pt" style:font-size-asian="12pt" style:font-size-complex="12pt"/>
    </style:style>
    <style:style style:name="P7" style:family="paragraph" style:parent-style-name="Standard">
      <style:paragraph-properties fo:text-align="start" style:justify-single-word="false"/>
      <style:text-properties style:font-name="Times New Roman" fo:font-size="12pt" officeooo:paragraph-rsid="000760e6" style:font-size-asian="12pt" style:font-size-complex="12pt"/>
    </style:style>
    <style:style style:name="P8" style:family="paragraph" style:parent-style-name="Standard">
      <style:paragraph-properties fo:text-align="justify" style:justify-single-word="false"/>
      <style:text-properties style:font-name="Times New Roman" fo:font-size="12pt" fo:font-weight="bold" officeooo:rsid="0005d269" officeooo:paragraph-rsid="0005d269"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Times New Roman" fo:font-size="12pt" fo:font-weight="bold" officeooo:paragraph-rsid="000760e6" style:font-size-asian="12pt" style:font-weight-asian="bold" style:font-size-complex="12pt" style:font-weight-complex="bold"/>
    </style:style>
    <style:style style:name="P10" style:family="paragraph" style:parent-style-name="Standard">
      <style:paragraph-properties fo:text-align="justify" style:justify-single-word="false"/>
      <style:text-properties officeooo:rsid="00073616" officeooo:paragraph-rsid="00073616"/>
    </style:style>
    <style:style style:name="P11" style:family="paragraph" style:parent-style-name="Standard">
      <style:paragraph-properties fo:text-align="justify" style:justify-single-word="false"/>
      <style:text-properties officeooo:rsid="0008ce0e" officeooo:paragraph-rsid="0008ce0e"/>
    </style:style>
    <style:style style:name="P12" style:family="paragraph" style:parent-style-name="Standard">
      <style:paragraph-properties fo:text-align="justify" style:justify-single-word="false"/>
      <style:text-properties officeooo:rsid="000a9e2f" officeooo:paragraph-rsid="000a9e2f"/>
    </style:style>
    <style:style style:name="P13" style:family="paragraph" style:parent-style-name="Standard">
      <style:paragraph-properties fo:text-align="justify" style:justify-single-word="false"/>
      <style:text-properties officeooo:rsid="000b9d74" officeooo:paragraph-rsid="000b9d74"/>
    </style:style>
    <style:style style:name="P14" style:family="paragraph" style:parent-style-name="Standard">
      <style:paragraph-properties fo:text-align="justify" style:justify-single-word="false"/>
      <style:text-properties officeooo:rsid="000265f1" officeooo:paragraph-rsid="00057603"/>
    </style:style>
    <style:style style:name="P15" style:family="paragraph" style:parent-style-name="Standard">
      <style:paragraph-properties fo:text-align="justify" style:justify-single-word="false"/>
      <style:text-properties officeooo:rsid="00073616" officeooo:paragraph-rsid="00073616"/>
    </style:style>
    <style:style style:name="P16" style:family="paragraph" style:parent-style-name="Standard">
      <style:paragraph-properties fo:text-align="justify" style:justify-single-word="false"/>
      <style:text-properties style:font-name="Times New Roman" fo:font-size="12pt" officeooo:rsid="0005d269" officeooo:paragraph-rsid="000376e0" style:font-size-asian="12pt" style:font-size-complex="12pt"/>
    </style:style>
    <style:style style:name="P17" style:family="paragraph" style:parent-style-name="Standard">
      <style:paragraph-properties fo:text-align="justify" style:justify-single-word="false"/>
      <style:text-properties style:font-name="Times New Roman" fo:font-size="12pt" officeooo:rsid="0005d269" officeooo:paragraph-rsid="000760e6" style:font-size-asian="12pt" style:font-size-complex="12pt"/>
    </style:style>
    <style:style style:name="P18" style:family="paragraph" style:parent-style-name="Standard">
      <style:paragraph-properties fo:text-align="justify" style:justify-single-word="false"/>
      <style:text-properties style:font-name="Times New Roman" fo:font-size="12pt" officeooo:rsid="0005d269" officeooo:paragraph-rsid="0005d269" style:font-size-asian="12pt" style:font-size-complex="12pt"/>
    </style:style>
    <style:style style:name="P19" style:family="paragraph" style:parent-style-name="Standard">
      <style:paragraph-properties fo:text-align="start" style:justify-single-word="false"/>
      <style:text-properties style:font-name="Times New Roman" fo:font-size="12pt" style:font-size-asian="12pt" style:font-size-complex="12pt"/>
    </style:style>
    <style:style style:name="P20" style:family="paragraph" style:parent-style-name="Standard">
      <style:paragraph-properties fo:text-align="justify" style:justify-single-word="false"/>
      <style:text-properties style:font-name="Times New Roman" fo:font-size="12pt" fo:font-weight="bold" officeooo:paragraph-rsid="000376e0" style:font-size-asian="12pt" style:font-weight-asian="bold" style:font-size-complex="12pt"/>
    </style:style>
    <style:style style:name="P21" style:family="paragraph" style:parent-style-name="Standard">
      <style:paragraph-properties fo:text-align="justify" style:justify-single-word="false"/>
      <style:text-properties officeooo:rsid="000b9d74" officeooo:paragraph-rsid="000b9d74"/>
    </style:style>
    <style:style style:name="P22" style:family="paragraph" style:parent-style-name="Standard">
      <style:paragraph-properties fo:text-align="justify" style:justify-single-word="false"/>
      <style:text-properties officeooo:rsid="000b9d74" officeooo:paragraph-rsid="000c7e2a"/>
    </style:style>
    <style:style style:name="P23" style:family="paragraph" style:parent-style-name="Standard">
      <style:paragraph-properties fo:text-align="justify" style:justify-single-word="false"/>
      <style:text-properties officeooo:rsid="000b9d74" officeooo:paragraph-rsid="000d22fc"/>
    </style:style>
    <style:style style:name="P24" style:family="paragraph" style:parent-style-name="Standard">
      <style:paragraph-properties fo:text-align="justify" style:justify-single-word="false"/>
      <style:text-properties officeooo:paragraph-rsid="000d22fc"/>
    </style:style>
    <style:style style:name="P25" style:family="paragraph" style:parent-style-name="Standard">
      <style:paragraph-properties fo:text-align="justify" style:justify-single-word="false"/>
      <style:text-properties officeooo:paragraph-rsid="000bfd6d"/>
    </style:style>
    <style:style style:name="P26" style:family="paragraph" style:parent-style-name="Standard">
      <style:paragraph-properties fo:text-align="justify" style:justify-single-word="false"/>
      <style:text-properties officeooo:paragraph-rsid="00073616"/>
    </style:style>
    <style:style style:name="P27" style:family="paragraph" style:parent-style-name="Standard">
      <style:paragraph-properties fo:text-align="justify" style:justify-single-word="false"/>
      <style:text-properties officeooo:paragraph-rsid="000f9bd4"/>
    </style:style>
    <style:style style:name="P28" style:family="paragraph" style:parent-style-name="Standard">
      <style:paragraph-properties fo:text-align="justify" style:justify-single-word="false"/>
      <style:text-properties officeooo:paragraph-rsid="000ffd12"/>
    </style:style>
    <style:style style:name="P29" style:family="paragraph" style:parent-style-name="Standard">
      <style:paragraph-properties fo:text-align="justify" style:justify-single-word="false"/>
      <style:text-properties officeooo:paragraph-rsid="00139e69"/>
    </style:style>
    <style:style style:name="P30" style:family="paragraph" style:parent-style-name="Standard">
      <style:paragraph-properties fo:text-align="justify" style:justify-single-word="false"/>
      <style:text-properties officeooo:rsid="000ef9c7" officeooo:paragraph-rsid="000ef9c7"/>
    </style:style>
    <style:style style:name="P31" style:family="paragraph" style:parent-style-name="Standard">
      <style:paragraph-properties fo:text-align="justify" style:justify-single-word="false"/>
      <style:text-properties officeooo:rsid="000f9bd4" officeooo:paragraph-rsid="000f9bd4"/>
    </style:style>
    <style:style style:name="P32" style:family="paragraph" style:parent-style-name="Standard">
      <style:paragraph-properties fo:text-align="justify" style:justify-single-word="false"/>
      <style:text-properties officeooo:rsid="000ffd12" officeooo:paragraph-rsid="000ffd12"/>
    </style:style>
    <style:style style:name="P33" style:family="paragraph" style:parent-style-name="Standard">
      <style:paragraph-properties fo:text-align="justify" style:justify-single-word="false"/>
      <style:text-properties officeooo:rsid="0011bc24" officeooo:paragraph-rsid="0011bc24"/>
    </style:style>
    <style:style style:name="P34" style:family="paragraph" style:parent-style-name="Standard">
      <style:paragraph-properties fo:text-align="justify" style:justify-single-word="false"/>
      <style:text-properties officeooo:rsid="0008ce0e" officeooo:paragraph-rsid="0008ce0e"/>
    </style:style>
    <style:style style:name="P35" style:family="paragraph" style:parent-style-name="Standard">
      <style:paragraph-properties fo:text-align="justify" style:justify-single-word="false"/>
      <style:text-properties officeooo:rsid="00139e69" officeooo:paragraph-rsid="00139e69"/>
    </style:style>
    <style:style style:name="T1" style:family="text">
      <style:text-properties officeooo:rsid="00057603"/>
    </style:style>
    <style:style style:name="T2" style:family="text">
      <style:text-properties officeooo:rsid="0005d269"/>
    </style:style>
    <style:style style:name="T3" style:family="text">
      <style:text-properties officeooo:rsid="0008ce0e"/>
    </style:style>
    <style:style style:name="T4" style:family="text">
      <style:text-properties officeooo:rsid="000a9e2f"/>
    </style:style>
    <style:style style:name="T5" style:family="text">
      <style:text-properties officeooo:rsid="000b9d74"/>
    </style:style>
    <style:style style:name="T6" style:family="text">
      <style:text-properties officeooo:rsid="000c7e2a"/>
    </style:style>
    <style:style style:name="T7" style:family="text">
      <style:text-properties officeooo:rsid="000ca491"/>
    </style:style>
    <style:style style:name="T8" style:family="text">
      <style:text-properties officeooo:rsid="000d22fc"/>
    </style:style>
    <style:style style:name="T9" style:family="text">
      <style:text-properties officeooo:rsid="000ef9c7"/>
    </style:style>
    <style:style style:name="T10" style:family="text">
      <style:text-properties officeooo:rsid="000bfd6d"/>
    </style:style>
    <style:style style:name="T11" style:family="text">
      <style:text-properties officeooo:rsid="000f9bd4"/>
    </style:style>
    <style:style style:name="T12" style:family="text">
      <style:text-properties officeooo:rsid="000ffd12"/>
    </style:style>
    <style:style style:name="T13" style:family="text">
      <style:text-properties officeooo:rsid="00133fbe"/>
    </style:style>
    <style:style style:name="T14" style:family="text">
      <style:text-properties officeooo:rsid="00139e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stract</text:p>
      <text:p text:style-name="P14"><text:tab/>Web scraping is a technique used to extract data from websites and it is the pillar of information retrieval in a world wide web that is ever growing. There are two main ways of extracting data from a website: static and dynamic scraping. Static scraping requires input beyond the target website because the user needs to inspect the HTML content of the target and find certain patterns in the templates that are then used to extract data. Static scraping is also very vulnerable to changes in the template of the web page. Dynamic scraping is a very broad topic and it has been tackled from many different angles: tree-based, natural language processing (NLP), computer vision or machine learning techniques. For most websites, the problem can be broken in two big steps: finding the template for the pages we want to extract data from and then removing irrelevant text such as ads, text from controls or JavaScript code.</text:p>
      <text:p text:style-name="P1"><text:tab/><text:span text:style-name="T1">This paper proposes a solution for dynamic scraping that uses AngleSharp for HTML retrieval and involves a slightly modified approach of the graph technique mentioned in &lt;articol 10&gt; for template finding. Once a number of pages are found then several heuristics can be applied for content extraction and noise filtering. Such heuristics can include: text and hyperlink density (&lt;articol 7&gt;), but also removing common content between multiple pages (usually text from controls, static JavaScript) and then of final layer of NLP techniques (breaking the content into sentences, tokenization and part-of-speech tagging).</text:span></text:p>
      <text:p text:style-name="P1"/>
      <text:p text:style-name="P10"><text:span text:style-name="T5">1. </text:span>Introduction</text:p>
      <text:p text:style-name="P10"><text:tab/>The development of the World Wide Web has followed an exponential growth and the amount of information that is available is staggering. Humans can no longer parse all this information in their limited time and this problem gave birth to web scraping. The easier approach, from an algorithmic point of view, is static scraping. This kind of scraping requires a good amount of work in inspecting the targeted web pages and finding the template that enables us to retrieve information. One example would be noticing that relevant information is kept in <text:s/>&lt;DIV&gt; tags that have a specific class-name. Often times, with modern frameworks, these templates will have a much higher degree of complexity that requires more than just specific HTML patterns, but also specific code that is written for a certain web page, thus increasing the demands of static scraping. </text:p>
      <text:p text:style-name="P2"><text:tab/><text:span text:style-name="T3">Dynamic web scraping can be approached from many angles and several branches of computer science can be used in this regard. The most popular method is to use the structured, tree-like nature of the (Document Object Model) DOM (&lt;articolul 9, pagina 6&gt;) and use known algorithms to extract patterns and data. Regular expression are also a common tool for the task since they can define a clear set of rules for content extraction. Computer vision can also be used to allow information retrieval in a similar way to humans. This approach involves rendering the DOM and then using several heuristics like pixel distance to the top of the page or font size to identify the title, splitting the page into different zones and narrowing the search to the central area and many others. Machine learning is another excellent approach that wields great results since manually labeled web pages can be used as a training set in a supervised learning task. The most successful solutions often use a combination of the above.<text:tab/></text:span></text:p>
      <text:p text:style-name="P2"><text:tab/><text:span text:style-name="T4">The tasks of dynamic scraping can be broken into two big steps. The first step is finding several relevant pages that fit a certain template while starting from a main page. The second step is the task of <text:s/>extracting information from a HTML document with a minimum of noise (client-side JavaScript code, text from the controls in page such as “Follow us”). The first step is usually based on the oriented-graph nature of websites. The main page of a site can be considered the starting node and then the links to other pages can be considered edges. If a certain site contains a link that returns to our starting page, we have a bidirectional edge. Almost every modern website has a top header menu that is ever present on every other page. Pages that are linked by the main page and then link back to it will form a connected graph. Find the maximal connected graph (or a connected graph of a specified dimension) will give links to similar web pages from which we can start extracting a template. This is the approach </text:span><text:soft-page-break/><text:span text:style-name="T4">proposed in &lt;articol 10&gt; which does seem to give good results. For content extraction, most tree based approaches seem rigid and vulnerable still to changes in the template Computer vision and machine learning approaches have a high degree complexity and the former can suffer from both time and spatial complexity. A node level solution such as the one mentioned in &lt;articol 7&gt; seems to offer a reduced amount of complexity with no sacrifice of correctness.</text:span></text:p>
      <text:p text:style-name="P25"><text:span text:style-name="T10">In section 2, we present a few problems we’ve encountered with the algoritm in &lt;articol 10&gt;, used to to find a complete subdigraph in a website topology. In section 3 we discuss the methods that are used to extract the template from the complete subdigraph. In section 4 we introduce the node-based filtering system that uses several heuristics, some simply based on node characteristic while others based on NLP processing. In section 5 we summarize our approach and results and suggest further research such as NLP techniques that aggregate data in powerful ways.</text:span></text:p>
      <text:p text:style-name="P12"/>
      <text:p text:style-name="P13">2. Retrieving relevant web pages</text:p>
      <text:p text:style-name="P13"/>
      <text:p text:style-name="P22"><text:tab/><text:span text:style-name="T6">&lt;articol 10&gt; presents a good way of finding similar web pages with a main page that is given as input. It relies on the strong heuristic that web pages are linked with the main page of a site through a menu. Together, these form a connected graph (because of the implied bidirectional connections). The algorithm for finding a complete subdigraph in a website topology is explained in section 2 of &lt;articol 10&gt;. The algorithms wields good results, but it does have some limitations:</text:span></text:p>
      <text:p text:style-name="P22"/>
      <text:p text:style-name="P22">- <text:span text:style-name="T7">On starting pages that have a lot of outgoing links (large websites like BBC can have over 250) there is a very high complexity, admitted by the authors themselves and proposed as further work.</text:span></text:p>
      <text:p text:style-name="P23">- <text:span text:style-name="T7">Somewhat linked to the first issue, large websites use more than one template for their pages. For example, the BBC news site uses a template for articles, but it also uses a template for categories (e.g BBC Sport, BBC Travel, BBC Future). There is a high chance of encountering a subdigraph containing pages from another template than the one we expect (the one we can extract data from). A<text:tab/> simple, yet effective solution to this issue is sorting the outgoing links by the length of their URLs in a descending manner. This is based on the fact that article links are always longer than most other links on a website, since they almost always contain the title of the article in the URL. This does not completely solve the issue, but it is a quick and powerful optimization.</text:span></text:p>
      <text:p text:style-name="P23"/>
      <text:p text:style-name="P30">3. E<text:span text:style-name="T5">xtracting the template</text:span></text:p>
      <text:p text:style-name="P23"/>
      <text:p text:style-name="P24"><text:span text:style-name="T8">Once a subdigraph is found, the authors in &lt;article 10&gt; propose a tree based equal top-down approach of extracting the template. This approach is very precise, but can be somewhat rigid for most websites since templates don’t always match node by node. The alternative approach that we have used is to a frequency array for every type of HTML element in the respective DOM. If we chose to have a subdigraph with four nodes, then we will four frequency arrays that we can pad accordingly with the missing HTML elements between them so all four frequency arrays have the same size and elements, just different values. We can then calculate the standard deviation for each HTML element (with a dataset of four, in our example) and then average all these value into one single value that tell us how strongly related the web pages in the subdigraph really are. We can set a threshold for this value so we can reject web pages that do form a complete subdigraph, but their content is largely unrelated. Once a subdigraph is validated by this threshold value, like we used the standard deviation of every HTML element in the frequency array, we can compute the median count for each element (the median is more resilient to outliers than the average and we want to be forgiving to certain elements being present in one instance of the template and not another). This array of median values will be the final template. One disadvantage of this approach is the fact that is losing the connections between the nodes present </text:span><text:soft-page-break/><text:span text:style-name="T8">in the DOM. The advantage is that the approach is forgiving to variations between instances of the template and it is fast to compute.</text:span></text:p>
      <text:p text:style-name="P13"/>
      <text:p text:style-name="P13"><text:span text:style-name="T11">4</text:span>. Filtering the content of the web page</text:p>
      <text:p text:style-name="P2"/>
      <text:p text:style-name="P27"><text:span text:style-name="T11">Even after parsing the DOM, there is still a lot of work to be done in order to have the main content from the page. The approach in &lt;articol 7&gt; computes two values for every node: text density and hyperlink density. Then, one heuristic that is used is that a content node has higher text density and lower hyperlink density than the noisy node. The second heuristic used is the fact that nodes are grouped so nodes that are adjacent will be of a similar type.</text:span></text:p>
      <text:p text:style-name="P31">This approach does remove a good amount of noisy nodes, but in our experiments it is not powerful enough to certain cases:</text:p>
      <text:p text:style-name="P31"/>
      <text:p text:style-name="P27"><text:span text:style-name="T11">- Nodes that contain JavaScript code can have a high text density and a low hyperlink density, so the first heuristic can have such false negatives.</text:span></text:p>
      <text:p text:style-name="P27">- <text:span text:style-name="T11">We can have nodes that sit at the border between a group of content nodes and a group of noisy nodes, which can pass through the second heuristic.</text:span></text:p>
      <text:p text:style-name="P27">- <text:span text:style-name="T12">Text from the controls and labels in the GUI tend to pass both heuristics (text such as “Follow us on Instagram”, “Subscribe on Youtube”).</text:span></text:p>
      <text:p text:style-name="P27"/>
      <text:p text:style-name="P32">One method that can easily get rid of text from controls is taking the intersection of nodes with the same content between the pages in the subdigraph. This is, of course, based on the observation that the same buttons will be present on each page and they will figure as common content, but the main content will differ and we won’t be removing parts of it. </text:p>
      <text:p text:style-name="P32">Even after this step, JavaScript nodes that contain hashes and code that varies will remain. The final step is to use NLP techniques. We can break all content we have so far into sentences, tokenize the sentences into words and then tag the words into parts of speech. For NLP, we are using the C# port of OpenNLP. After these three steps, we can use two heuristics:</text:p>
      <text:p text:style-name="P32"/>
      <text:p text:style-name="P32">- Every content sentence must contain at least one verb. The part of speech tagger in OpenNLP has a best effort approach to tagging so we will always have tags, even on nonsensical sentences generated by JavaScript nodes. Nodes that do not have at least one verb can be removed.</text:p>
      <text:p text:style-name="P32"/>
      <text:p text:style-name="P28"><text:span text:style-name="T12">- JavaScript nodes usually contain long strings such as hashes. We can simply remove every node that contains a word that is longer than a certain threshold.</text:span></text:p>
      <text:p text:style-name="P2"/>
      <text:p text:style-name="P33">The NLP approach is quite powerful and has the advantage of computing tokenized, tagged sentences that can be further used in information retrieval. <text:span text:style-name="T13">A stronger, but very costly approach would be trying every word against a dictionary of the respective language. While this would almost all noisy nodes, the computational cost of checking every word against a dictionary would be enormous. A small disadvantage of adding NLP to this problem is that articles we can extract information from are now reduced to being written in languages we are trained to process in OpenNLP.</text:span></text:p>
      <text:p text:style-name="P2"/>
      <text:p text:style-name="P11"><text:span text:style-name="T9">5. </text:span>Conclusion</text:p>
      <text:p text:style-name="P11"/>
      <text:p text:style-name="P29"><text:span text:style-name="T14">The topic of web scraping is already very developed and technologies are very powerful. The proposed solution combines many branches of computer science and mathematics: graph theory, data science and NLP. </text:span></text:p>
      <text:p text:style-name="P35"><text:soft-page-break/>Further work could go towards improving the algorithm on large websites where it still gets off-topic or creating a system that can deduce reasonable thresholds on the go (some websites can yield zero data since every node is removed in the node filtering process). After that, using other NLP techniques and the date from the last step of node filtering, we can break our content into facts and create a chat bot that can process questions posed in natural language and answer in natural languag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
      <text:p text:style-name="P1"/>
      <text:p text:style-name="P4">References:</text:p>
      <text:p text:style-name="P4"/>
      <text:p text:style-name="P16">Articol 7:</text:p>
      <text:p text:style-name="P20">Main Content Extraction from Web Pages Based on Node Characteristics</text:p>
      <text:p text:style-name="P6">Qingtang Liu, Mingbo Shao, Linjing Wu, Gang Zhao, and Guilin Fan</text:p>
      <text:p text:style-name="P5">School of Educational Information Technology, Central China Normal University, Wuhan, China</text:p>
      <text:p text:style-name="P5"/>
      <text:p text:style-name="P17">Articol 9:</text:p>
      <text:p text:style-name="P9">Web Data Extraction, Applications and Techniques: A Survey</text:p>
      <text:p text:style-name="P7">Emilio Ferrara, Pasquale De Meob, Giacomo Fiumarac, Robert Baumgartnerd</text:p>
      <text:p text:style-name="P7">Center for Complex Networks and Systems Research, Indiana University, Bloomington, IN 47408, USA</text:p>
      <text:p text:style-name="P7">Univ. of Messina, Dept. of Ancient and Modern Civilization, Polo Annunziata, I-98166 Messina, Italy</text:p>
      <text:p text:style-name="P7">Univ. of Messina, Dept. of Mathematics and Informatics, viale F. Stagno D'Alcontres 31, I-98166 Messina, Italy</text:p>
      <text:p text:style-name="P7">Lixto Software GmbH, Austria</text:p>
      <text:p text:style-name="P5"/>
      <text:p text:style-name="P18">Articol 10:</text:p>
      <text:p text:style-name="P8">Web Template Extraction Based on Hyperlink Analysis</text:p>
      <text:p text:style-name="P6">Julian Alarte, David Insa, Josep Silva</text:p>
      <text:p text:style-name="P6">Departamento de Sistemas Informaticos y Computacion <text:span text:style-name="T2">Universitat Politecnica de Valencia, Valencia, Spain</text:span></text:p>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19-10-27T23:01:46.138000000</dc:date>
    <meta:editing-duration>PT1H5M4S</meta:editing-duration>
    <meta:editing-cycles>10</meta:editing-cycles>
    <meta:document-statistic meta:table-count="0" meta:image-count="0" meta:object-count="0" meta:page-count="4" meta:paragraph-count="44" meta:word-count="2212" meta:character-count="13069" meta:non-whitespace-character-count="10888"/>
  </office:meta>
</office:document-meta>
</file>